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HashMapTest3.test_concurrent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ffsetSerializeWrapper.setOffsetTable( ConcurrentHashMap &lt; MessageQueue , AtomicBoolean &gt; offset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Queue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SerializeWrapper.getOffse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